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94.07mm"/>
    </style:style>
    <style:style style:name="co5" style:family="table-column">
      <style:table-column-properties fo:break-before="auto" style:column-width="49.76mm"/>
    </style:style>
    <style:style style:name="co6" style:family="table-column">
      <style:table-column-properties fo:break-before="auto" style:column-width="40.34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32.17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1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/>
    <style:style style:name="ce6" style:family="table-cell" style:parent-style-name="Default" style:data-style-name="N109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109"/>
    <style:style style:name="ce8" style:family="table-cell" style:parent-style-name="Default" style:data-style-name="N108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10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 style:data-style-name="N110"/>
  </office:automatic-styles>
  <office:body>
    <office:spreadsheet>
      <table:calculation-settings table:automatic-find-labels="false"/>
      <table:table table:name="Refer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</table:table>
      <table:table table:name="BOM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" table:default-cell-style-name="ce5"/>
        <table:table-column table:style-name="co1" table:number-columns-repeated="2" table:default-cell-style-name="Default"/>
        <table:table-column table:style-name="co10" table:default-cell-style-name="ce10"/>
        <table:table-row table:style-name="ro1">
          <table:table-cell table:style-name="ce2" table:number-columns-repeated="6"/>
          <table:table-cell table:style-name="ce6"/>
          <table:table-cell table:style-name="ce8"/>
          <table:table-cell table:style-name="ce2" table:number-columns-repeated="2"/>
          <table:table-cell table:style-name="ce9" table:formula="of:=SUM([.K3:.K32])" office:value-type="currency" office:currency="EUR" office:value="75.6774" calcext:value-type="currency">
            <text:p>€ 75,6774</text:p>
          </table:table-cell>
        </table:table-row>
        <table:table-row table:style-name="ro1">
          <table:table-cell table:style-name="ce2" office:value-type="string" calcext:value-type="string">
            <text:p>Referenc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art no</text:p>
          </table:table-cell>
          <table:table-cell table:style-name="ce6" office:value-type="string" calcext:value-type="string">
            <text:p>Cost/unit</text:p>
          </table:table-cell>
          <table:table-cell table:style-name="ce8" office:value-type="string" calcext:value-type="string">
            <text:p>Cost/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inimum N</text:p>
          </table:table-cell>
          <table:table-cell table:style-name="ce9" office:value-type="string" calcext:value-type="string">
            <text:p>Total cost / boar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2447227" calcext:value-type="float">
            <text:p>2447227</text:p>
          </table:table-cell>
          <table:table-cell table:formula="of:=[.H3]/[.I3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G3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 office:value-type="string" calcext:value-type="string">
            <text:p><text:a xlink:href="http://nl.farnell.com/multicomp/mcwr06x1002ftl/res-thick-film-10k-1-0-1w-0603/dp/2447230" xlink:type="simple">2447230</text:a></text:p>
          </table:table-cell>
          <table:table-cell table:formula="of:=[.H4]/[.I4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]*[.G4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 office:value-type="string" calcext:value-type="string">
            <text:p><text:a xlink:href="http://nl.farnell.com/multicomp/mcwr06x1203ftl/res-thick-film-120kohm-1-0-1w/dp/2447239" xlink:type="simple">2447239</text:a></text:p>
          </table:table-cell>
          <table:table-cell table:formula="of:=[.H5]/[.I5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*[.G5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 office:value-type="string" calcext:value-type="string">
            <text:p><text:a xlink:href="http://nl.farnell.com/multicomp/mcwr06x2872ftl/res-thick-film-28-7kohm-1-0-1w/dp/2447318" xlink:type="simple">2447318</text:a></text:p>
          </table:table-cell>
          <table:table-cell table:formula="of:=[.H6]/[.I6]" office:value-type="currency" office:currency="EUR" office:value="0.0036" calcext:value-type="currency">
            <text:p>€ 0,0036</text:p>
          </table:table-cell>
          <table:table-cell office:value-type="currency" office:currency="EUR" office:value="0.036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6]*[.G6]" office:value-type="currency" office:currency="EUR" office:value="0.0432" calcext:value-type="currency">
            <text:p>€ 0,043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4" office:value-type="string" calcext:value-type="string">
            <text:p><text:a xlink:href="http://nl.farnell.com/multicomp/mcwr06x6802ftl/res-thick-film-68kohm-1-0-1w/dp/2447420" xlink:type="simple">2447420</text:a></text:p>
          </table:table-cell>
          <table:table-cell table:formula="of:=[.H7]/[.I7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]*[.G7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740612" calcext:value-type="float">
            <text:p>1740612</text:p>
          </table:table-cell>
          <table:table-cell table:formula="of:=[.H9]/[.I9]" office:value-type="currency" office:currency="EUR" office:value="0.0531" calcext:value-type="currency">
            <text:p>€ 0,0531</text:p>
          </table:table-cell>
          <table:table-cell office:value-type="currency" office:currency="EUR" office:value="0.531" calcext:value-type="currency">
            <text:p>€ 0,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9]*[.G9]" office:value-type="currency" office:currency="EUR" office:value="0.1062" calcext:value-type="currency">
            <text:p>€ 0,1062</text:p>
          </table:table-cell>
        </table:table-row>
        <table:table-row table:style-name="ro1">
          <table:table-cell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1204 / C0805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735541" calcext:value-type="float">
            <text:p>1735541</text:p>
          </table:table-cell>
          <table:table-cell table:formula="of:=[.H10]/[.I10]" office:value-type="currency" office:currency="EUR" office:value="0.158" calcext:value-type="currency">
            <text:p>€ 0,1580</text:p>
          </table:table-cell>
          <table:table-cell office:value-type="currency" office:currency="EUR" office:value="0.158" calcext:value-type="currency">
            <text:p>€ 0,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0]*[.G10]" office:value-type="currency" office:currency="EUR" office:value="0.948" calcext:value-type="currency">
            <text:p>€ 0,9480</text:p>
          </table:table-cell>
        </table:table-row>
        <table:table-row table:style-name="ro1">
          <table:table-cell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430948" calcext:value-type="float">
            <text:p>430948</text:p>
          </table:table-cell>
          <table:table-cell table:formula="of:=[.H11]/[.I11]" office:value-type="currency" office:currency="EUR" office:value="0.0369" calcext:value-type="currency">
            <text:p>€ 0,0369</text:p>
          </table:table-cell>
          <table:table-cell office:value-type="currency" office:currency="EUR" office:value="0.0369" calcext:value-type="currency">
            <text:p>€ 0,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1]*[.G11]" office:value-type="currency" office:currency="EUR" office:value="0.2214" calcext:value-type="currency">
            <text:p>€ 0,2214</text:p>
          </table:table-cell>
        </table:table-row>
        <table:table-row table:style-name="ro1">
          <table:table-cell office:value-type="string" calcext:value-type="string">
            <text:p>C3, C4, C10, C11, C16, C17</text:p>
          </table:table-cell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4" office:value-type="string" calcext:value-type="string">
            <text:p><text:a xlink:href="http://nl.farnell.com/walsin/0603n471j500ct/capacitor-mlcc-np0-470pf-50v-0603/dp/2496906" xlink:type="simple">2496906</text:a></text:p>
          </table:table-cell>
          <table:table-cell table:formula="of:=[.H12]/[.I12]" office:value-type="currency" office:currency="EUR" office:value="0.0241" calcext:value-type="currency">
            <text:p>€ 0,0241</text:p>
          </table:table-cell>
          <table:table-cell office:value-type="currency" office:currency="EUR" office:value="0.0241" calcext:value-type="currency">
            <text:p>€ 0,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2]*[.G12]" office:value-type="currency" office:currency="EUR" office:value="0.1446" calcext:value-type="currency">
            <text:p>€ 0,144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table:style-name="ce4" office:value-type="float" office:value="1605572" calcext:value-type="float">
            <text:p>1605572</text:p>
          </table:table-cell>
          <table:table-cell table:formula="of:=[.H14]/[.I14]" office:value-type="currency" office:currency="EUR" office:value="0.34" calcext:value-type="currency">
            <text:p>€ 0,3400</text:p>
          </table:table-cell>
          <table:table-cell office:value-type="currency" office:currency="EUR" office:value="3.4" calcext:value-type="currency">
            <text:p>€ 3,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4]*[.G14]" office:value-type="currency" office:currency="EUR" office:value="0.68" calcext:value-type="currency">
            <text:p>€ 0,680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table:number-columns-repeated="2"/>
          <table:table-cell table:formula="of:=[.H15]/[.I15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15]*[.G15]" office:value-type="currency" office:currency="EUR" office:value="0" calcext:value-type="currency">
            <text:p>€ 0,000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table:number-columns-repeated="2"/>
          <table:table-cell table:formula="of:=[.H16]/[.I16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16]*[.G16]" office:value-type="currency" office:currency="EUR" office:value="0" calcext:value-type="currency">
            <text:p>€ 0,0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H18]/[.I18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18]*[.G18]" office:value-type="currency" office:currency="EUR" office:value="0" calcext:value-type="currency">
            <text:p>€ 0,0000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H19]/[.I19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table:number-columns-repeated="2"/>
          <table:table-cell table:formula="of:=[.H22]/[.I22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22]*[.G22]" office:value-type="currency" office:currency="EUR" office:value="0" calcext:value-type="currency">
            <text:p>€ 0,000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H23]/[.I23]" office:value-type="currency" office:currency="EUR" office:value="0" calcext:value-type="currency">
            <text:p>€ 0,0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C23]*[.G23]" office:value-type="currency" office:currency="EUR" office:value="0" calcext:value-type="currency">
            <text:p>€ 0,0000</text:p>
          </table:table-cell>
        </table:table-row>
        <table:table-row table:style-name="ro1">
          <table:table-cell office:value-type="string" calcext:value-type="string">
            <text:p>P5, P6, P7</text:p>
          </table:table-cell>
          <table:table-cell office:value-type="string" calcext:value-type="string">
            <text:p>CONN_01X0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5, P6, P7</text:p>
          </table:table-cell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table:style-name="ce4" office:value-type="float" office:value="1216980" calcext:value-type="float">
            <text:p>1216980</text:p>
          </table:table-cell>
          <table:table-cell table:formula="of:=[.H26]/[.I26]" office:value-type="currency" office:currency="EUR" office:value="1.09" calcext:value-type="currency">
            <text:p>€ 1,0900</text:p>
          </table:table-cell>
          <table:table-cell office:value-type="currency" office:currency="EUR" office:value="10.9" calcext:value-type="currency">
            <text:p>€ 10,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6]*[.G26]" office:value-type="currency" office:currency="EUR" office:value="3.27" calcext:value-type="currency">
            <text:p>€ 3,2700</text:p>
          </table:table-cell>
        </table:table-row>
        <table:table-row table:style-name="ro1">
          <table:table-cell table:style-name="ce3" office:value-type="string" calcext:value-type="string" table:number-columns-spanned="6" table:number-rows-spanned="1">
            <text:p>External components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4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,3500</text:p>
          </table:table-cell>
          <table:table-cell table:number-columns-repeated="3"/>
          <table:table-cell table:formula="of:=[.C28]*[.G28]" office:value-type="currency" office:currency="EUR" office:value="7.35" calcext:value-type="currency">
            <text:p>€ 7,35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H30]/[.I30]" office:value-type="currency" office:currency="EUR" office:value="19.2" calcext:value-type="currency">
            <text:p>€ 19,2000</text:p>
          </table:table-cell>
          <table:table-cell office:value-type="currency" office:currency="EUR" office:value="192" calcext:value-type="currency">
            <text:p>€ 192,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0]*[.G30]" office:value-type="currency" office:currency="EUR" office:value="57.6" calcext:value-type="currency">
            <text:p>€ 57,6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5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,3000</text:p>
          </table:table-cell>
          <table:table-cell table:number-columns-repeated="3"/>
          <table:table-cell table:formula="of:=[.C32]*[.G32]" office:value-type="currency" office:currency="EUR" office:value="5.3" calcext:value-type="currency">
            <text:p>€ 5,3000</text:p>
          </table:table-cell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,5300</text:p>
          </table:table-cell>
          <table:table-cell table:number-columns-repeated="3"/>
          <table:table-cell table:formula="of:=[.C33]*[.G33]" office:value-type="currency" office:currency="EUR" office:value="4.59" calcext:value-type="currency">
            <text:p>€ 4,59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table:number-columns-repeated="6"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09P0"/>
    </number:currency-style>
    <number:currency-style style:name="N110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-00-0000</text:date>, <text:time style:data-style-name="N2" text:time-value="13:01:23.914980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0-20T14:20:01.661263013</dc:date>
    <meta:editing-duration>PT1H19M49S</meta:editing-duration>
    <meta:editing-cycles>62</meta:editing-cycles>
    <meta:generator>LibreOffice/5.1.4.2$Linux_X86_64 LibreOffice_project/10m0$Build-2</meta:generator>
    <meta:document-statistic meta:table-count="2" meta:cell-count="406" meta:object-count="0"/>
  </office:meta>
</office:document-meta>
</file>